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8cm" svg:y="9cm">
          <text:p text:style-name="P1"><text:span text:style-name="T1">3. E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cm" svg:y="11cm">
          <text:p text:style-name="P1"><text:span text:style-name="T1">Flur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5cm" svg:y="11cm">
          <text:p text:style-name="P1"><text:span text:style-name="T1">Raum </text:span></text:p>
          <text:p text:style-name="P1"><text:span text:style-name="T1">B 312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1cm" svg:y="11cm">
          <text:p text:style-name="P1"><text:span text:style-name="T1">Raum </text:span></text:p>
          <text:p text:style-name="P1"><text:span text:style-name="T1">B 310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0cm" svg:x2="7cm" svg:y2="11cm">
          <text:p/>
        </draw:line>
        <draw:line draw:style-name="gr2" draw:text-style-name="P2" draw:layer="layout" svg:x1="9cm" svg:y1="10cm" svg:x2="9.5cm" svg:y2="11cm">
          <text:p/>
        </draw:line>
        <draw:line draw:style-name="gr2" draw:text-style-name="P2" draw:layer="layout" svg:x1="9cm" svg:y1="10cm" svg:x2="12cm" svg:y2="11cm">
          <text:p/>
        </draw:line>
        <draw:custom-shape draw:style-name="gr1" draw:text-style-name="P1" draw:layer="layout" svg:width="2cm" svg:height="1cm" svg:x="16.5cm" svg:y="9cm">
          <text:p text:style-name="P1"><text:span text:style-name="T1">2. E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4.5cm" svg:y="11cm">
          <text:p text:style-name="P1"><text:span text:style-name="T1">Flur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7cm" svg:y="11cm">
          <text:p text:style-name="P1"><text:span text:style-name="T1">Raum </text:span></text:p>
          <text:p text:style-name="P1"><text:span text:style-name="T1">B 212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9.5cm" svg:y="11cm">
          <text:p text:style-name="P1"><text:span text:style-name="T1">Raum </text:span></text:p>
          <text:p text:style-name="P1"><text:span text:style-name="T1">B 210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cm" svg:y1="10cm" svg:x2="15.5cm" svg:y2="11cm">
          <text:p/>
        </draw:line>
        <draw:line draw:style-name="gr2" draw:text-style-name="P2" draw:layer="layout" svg:x1="17.5cm" svg:y1="10cm" svg:x2="18cm" svg:y2="11cm">
          <text:p/>
        </draw:line>
        <draw:line draw:style-name="gr2" draw:text-style-name="P2" draw:layer="layout" svg:x1="17.5cm" svg:y1="10cm" svg:x2="20.5cm" svg:y2="11cm">
          <text:p/>
        </draw:line>
        <draw:custom-shape draw:style-name="gr1" draw:text-style-name="P1" draw:layer="layout" svg:width="2cm" svg:height="1cm" svg:x="24cm" svg:y="9cm">
          <text:p text:style-name="P1"><text:span text:style-name="T1">Ke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2.5cm" svg:y="11cm">
          <text:p text:style-name="P1"><text:span text:style-name="T1">Flur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5cm" svg:y="11cm">
          <text:p text:style-name="P1"><text:span text:style-name="T1">Raum </text:span></text:p>
          <text:p text:style-name="P1"><text:span text:style-name="T1">B 012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7.5cm" svg:y="11cm">
          <text:p text:style-name="P1"><text:span text:style-name="T1">Raum </text:span></text:p>
          <text:p text:style-name="P1"><text:span text:style-name="T1">B 010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cm" svg:y1="10cm" svg:x2="23cm" svg:y2="11cm">
          <text:p/>
        </draw:line>
        <draw:line draw:style-name="gr2" draw:text-style-name="P2" draw:layer="layout" svg:x1="25cm" svg:y1="10cm" svg:x2="25.5cm" svg:y2="11cm">
          <text:p/>
        </draw:line>
        <draw:line draw:style-name="gr2" draw:text-style-name="P2" draw:layer="layout" svg:x1="25cm" svg:y1="10cm" svg:x2="28cm" svg:y2="11cm">
          <text:p/>
        </draw:line>
        <draw:custom-shape draw:style-name="gr1" draw:text-style-name="P1" draw:layer="layout" svg:width="2cm" svg:height="1cm" svg:x="16.5cm" svg:y="7cm">
          <text:p text:style-name="P1"><text:span text:style-name="T1">Flügel 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cm" svg:y1="8cm" svg:x2="9cm" svg:y2="9cm">
          <text:p/>
        </draw:line>
        <draw:line draw:style-name="gr2" draw:text-style-name="P2" draw:layer="layout" svg:x1="17.5cm" svg:y1="8cm" svg:x2="17.5cm" svg:y2="9cm">
          <text:p/>
        </draw:line>
        <draw:line draw:style-name="gr2" draw:text-style-name="P2" draw:layer="layout" svg:x1="17.5cm" svg:y1="8cm" svg:x2="25cm" svg:y2="9cm">
          <text:p/>
        </draw:line>
        <draw:custom-shape draw:style-name="gr1" draw:text-style-name="P1" draw:layer="layout" svg:width="2cm" svg:height="1cm" svg:x="34cm" svg:y="7cm">
          <text:p text:style-name="P1"><text:span text:style-name="T1">Flügel 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36.5cm" svg:y="9cm">
          <text:p text:style-name="P1"><text:span text:style-name="T1">2. E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32cm" svg:y="9cm">
          <text:p text:style-name="P1"><text:span text:style-name="T1">1. Etag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5cm" svg:y1="8cm" svg:x2="33cm" svg:y2="9cm">
          <text:p/>
        </draw:line>
        <draw:line draw:style-name="gr2" draw:text-style-name="P2" draw:layer="layout" svg:x1="35cm" svg:y1="8cm" svg:x2="37.5cm" svg:y2="9cm">
          <text:p/>
        </draw:line>
        <draw:custom-shape draw:style-name="gr1" draw:text-style-name="P1" draw:layer="layout" svg:width="2cm" svg:height="1cm" svg:x="32cm" svg:y="11cm">
          <text:p text:style-name="P1"><text:span text:style-name="T1">Flur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34.5cm" svg:y="11cm">
          <text:p text:style-name="P1"><text:span text:style-name="T1">Raum </text:span></text:p>
          <text:p text:style-name="P1"><text:span text:style-name="T1">A 103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3cm" svg:y1="10cm" svg:x2="35.5cm" svg:y2="11cm">
          <text:p/>
        </draw:line>
        <draw:line draw:style-name="gr2" draw:text-style-name="P2" draw:layer="layout" svg:x1="33cm" svg:y1="10cm" svg:x2="33cm" svg:y2="11cm">
          <text:p/>
        </draw:line>
        <draw:custom-shape draw:style-name="gr1" draw:text-style-name="P1" draw:layer="layout" svg:width="2cm" svg:height="1cm" svg:x="24cm" svg:y="5cm">
          <text:p text:style-name="P1"><text:span text:style-name="T1">Haupt-</text:span></text:p>
          <text:p text:style-name="P1"><text:span text:style-name="T1">gebäud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cm" svg:y1="7cm" svg:x2="25cm" svg:y2="6cm">
          <text:p/>
        </draw:line>
        <draw:line draw:style-name="gr2" draw:text-style-name="P2" draw:layer="layout" svg:x1="35cm" svg:y1="7cm" svg:x2="25cm" svg:y2="6cm">
          <text:p/>
        </draw:line>
        <draw:custom-shape draw:style-name="gr1" draw:text-style-name="P1" draw:layer="layout" svg:width="2cm" svg:height="1cm" svg:x="41cm" svg:y="5cm">
          <text:p text:style-name="P1"><text:span text:style-name="T1">D-</text:span></text:p>
          <text:p text:style-name="P1"><text:span text:style-name="T1">Gebäu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43.5cm" svg:y="7cm">
          <text:p text:style-name="P1"><text:span text:style-name="T1">2. E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39cm" svg:y="7cm">
          <text:p text:style-name="P1"><text:span text:style-name="T1">1. Etag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2cm" svg:y1="6cm" svg:x2="40cm" svg:y2="7cm">
          <text:p/>
        </draw:line>
        <draw:line draw:style-name="gr2" draw:text-style-name="P2" draw:layer="layout" svg:x1="42cm" svg:y1="6cm" svg:x2="44.5cm" svg:y2="7cm">
          <text:p/>
        </draw:line>
        <draw:custom-shape draw:style-name="gr1" draw:text-style-name="P1" draw:layer="layout" svg:width="2cm" svg:height="1cm" svg:x="43.5cm" svg:y="9cm">
          <text:p text:style-name="P1"><text:span text:style-name="T1">Raum </text:span></text:p>
          <text:p text:style-name="P1"><text:span text:style-name="T1">D 205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4.5cm" svg:y1="8cm" svg:x2="44.5cm" svg:y2="9cm">
          <text:p/>
        </draw:line>
        <draw:custom-shape draw:style-name="gr1" draw:text-style-name="P1" draw:layer="layout" svg:width="2cm" svg:height="1cm" svg:x="33cm" svg:y="3cm">
          <text:p text:style-name="P1"><text:span text:style-name="T1">Schul-</text:span></text:p>
          <text:p text:style-name="P1"><text:span text:style-name="T1">geländ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4cm" svg:y1="4cm" svg:x2="25cm" svg:y2="5cm">
          <text:p/>
        </draw:line>
        <draw:line draw:style-name="gr2" draw:text-style-name="P2" draw:layer="layout" svg:x1="34cm" svg:y1="4cm" svg:x2="42cm" svg:y2="5cm">
          <text:p/>
        </draw:line>
        <draw:custom-shape draw:style-name="gr1" draw:text-style-name="P1" draw:layer="layout" svg:width="2cm" svg:height="1cm" svg:x="6cm" svg:y="13cm">
          <text:p text:style-name="P1"><text:span text:style-name="T1">Fenster 1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5cm" svg:y="13cm">
          <text:p text:style-name="P1"><text:span text:style-name="T1">Stuhl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1cm" svg:y="13cm">
          <text:p text:style-name="P1"><text:span text:style-name="T1">Stuhl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3.5cm" svg:y="13cm">
          <text:p text:style-name="P1"><text:span text:style-name="T1">Lampe 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12cm" svg:x2="7cm" svg:y2="13cm">
          <text:p/>
        </draw:line>
        <draw:line draw:style-name="gr2" draw:text-style-name="P2" draw:layer="layout" svg:x1="9.5cm" svg:y1="12cm" svg:x2="9.5cm" svg:y2="13cm">
          <text:p/>
        </draw:line>
        <draw:line draw:style-name="gr2" draw:text-style-name="P2" draw:layer="layout" svg:x1="9.5cm" svg:y1="12cm" svg:x2="12cm" svg:y2="13cm">
          <text:p/>
        </draw:line>
        <draw:line draw:style-name="gr2" draw:text-style-name="P2" draw:layer="layout" svg:x1="9.5cm" svg:y1="12cm" svg:x2="14.5cm" svg:y2="1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8-30T09:44:28.273000000</meta:creation-date>
    <dc:date>2023-08-30T10:01:54.737000000</dc:date>
    <meta:editing-duration>PT7M5S</meta:editing-duration>
    <meta:editing-cycles>1</meta:editing-cycles>
    <meta:document-statistic meta:object-count="55"/>
    <meta:generator>LibreOffice/6.4.6.2$Windows_X86_64 LibreOffice_project/0ce51a4fd21bff07a5c061082cc82c5ed232f115</meta:generator>
  </office:meta>
</office:document-meta>
</file>